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36599" officeooo:paragraph-rsid="00036599"/>
    </style:style>
    <style:style style:name="P2" style:family="paragraph" style:parent-style-name="Standard" style:list-style-name="L1">
      <style:text-properties officeooo:rsid="00036599" officeooo:paragraph-rsid="00036599"/>
    </style:style>
    <style:style style:name="P3" style:family="paragraph" style:parent-style-name="Standard" style:list-style-name="L4">
      <style:text-properties officeooo:rsid="00036599" officeooo:paragraph-rsid="0004e96a"/>
    </style:style>
    <style:style style:name="P4" style:family="paragraph" style:parent-style-name="Standard">
      <style:text-properties fo:color="#000000" officeooo:rsid="00036599" officeooo:paragraph-rsid="00036599"/>
    </style:style>
    <style:style style:name="P5" style:family="paragraph" style:parent-style-name="Standard">
      <style:text-properties fo:color="#000000" officeooo:rsid="00036599" officeooo:paragraph-rsid="0004e96a"/>
    </style:style>
    <style:style style:name="P6" style:family="paragraph" style:parent-style-name="Standard">
      <style:text-properties fo:color="#000000" fo:font-weight="bold" officeooo:rsid="00036599" officeooo:paragraph-rsid="00036599" style:font-weight-asian="bold" style:font-weight-complex="bold"/>
    </style:style>
    <style:style style:name="P7" style:family="paragraph" style:parent-style-name="Standard">
      <style:text-properties officeooo:paragraph-rsid="00036599"/>
    </style:style>
    <style:style style:name="P8" style:family="paragraph" style:parent-style-name="Standard" style:list-style-name="L4">
      <style:text-properties officeooo:paragraph-rsid="00036599"/>
    </style:style>
    <style:style style:name="P9" style:family="paragraph" style:parent-style-name="Standard" style:list-style-name="L6">
      <style:text-properties officeooo:paragraph-rsid="00036599"/>
    </style:style>
    <style:style style:name="P10" style:family="paragraph" style:parent-style-name="Standard" style:list-style-name="L6">
      <style:text-properties officeooo:rsid="000427c1" officeooo:paragraph-rsid="000427c1"/>
    </style:style>
    <style:style style:name="P11" style:family="paragraph" style:parent-style-name="Standard">
      <style:text-properties officeooo:rsid="000427c1" officeooo:paragraph-rsid="000427c1"/>
    </style:style>
    <style:style style:name="P12" style:family="paragraph" style:parent-style-name="Standard" style:list-style-name="L8">
      <style:text-properties officeooo:rsid="000427c1" officeooo:paragraph-rsid="000427c1"/>
    </style:style>
    <style:style style:name="P13" style:family="paragraph" style:parent-style-name="Standard">
      <style:text-properties officeooo:rsid="000427c1" officeooo:paragraph-rsid="0004e96a"/>
    </style:style>
    <style:style style:name="P14" style:family="paragraph" style:parent-style-name="Standard" style:list-style-name="L8">
      <style:text-properties officeooo:paragraph-rsid="000427c1"/>
    </style:style>
    <style:style style:name="P15" style:family="paragraph" style:parent-style-name="Standard">
      <style:text-properties fo:font-weight="bold" officeooo:rsid="00036599" officeooo:paragraph-rsid="0004e96a" style:font-weight-asian="bold" style:font-weight-complex="bold"/>
    </style:style>
    <style:style style:name="P16" style:family="paragraph" style:parent-style-name="Standard">
      <style:text-properties fo:font-weight="bold" officeooo:rsid="000427c1" officeooo:paragraph-rsid="000427c1" style:font-weight-asian="bold" style:font-weight-complex="bold"/>
    </style:style>
    <style:style style:name="P17" style:family="paragraph" style:parent-style-name="Standard">
      <style:text-properties officeooo:rsid="0004e96a" officeooo:paragraph-rsid="0004e96a"/>
    </style:style>
    <style:style style:name="T1" style:family="text">
      <style:text-properties officeooo:rsid="00036599"/>
    </style:style>
    <style:style style:name="T2" style:family="text">
      <style:text-properties fo:color="#000000"/>
    </style:style>
    <style:style style:name="T3" style:family="text">
      <style:text-properties fo:color="#000000" officeooo:rsid="00036599"/>
    </style:style>
    <style:style style:name="T4" style:family="text">
      <style:text-properties fo:color="#000000" officeooo:rsid="000427c1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officeooo:rsid="000427c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4e96a"/>
    </style:style>
    <style:style style:name="T9" style:family="text">
      <style:text-properties officeooo:rsid="000561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5">BASIC DETAILS<text:span text:style-name="T8"> </text:span>CERTIFICATION :</text:p>
      <text:p text:style-name="P1"/>
      <text:p text:style-name="P1"><text:span text:style-name="T7">SERVER DETAILS: </text:span><text:span text:style-name="T6">(Volume should be decided based on transaction set)</text:span></text:p>
      <text:p text:style-name="P1"/>
      <text:list xml:id="list2157687006087604682" text:style-name="L1">
        <text:list-item>
          <text:p text:style-name="P2">Switch Application Server</text:p>
        </text:list-item>
        <text:list-item>
          <text:p text:style-name="P2">Database Server(Open source.licence) <text:s/>like Mysql,oracle</text:p>
        </text:list-item>
      </text:list>
      <text:p text:style-name="P1"/>
      <text:p text:style-name="P1"><text:span text:style-name="T2">SERVER1 <text:s/>: Development </text:span></text:p>
      <text:p text:style-name="P4"/>
      <text:p text:style-name="P4">SERVER2 : Internal Testing</text:p>
      <text:p text:style-name="P4"/>
      <text:p text:style-name="P5">SERVER3 : certification </text:p>
      <text:p text:style-name="P4"/>
      <text:p text:style-name="P5">SERVER4 : production </text:p>
      <text:p text:style-name="P4"/>
      <text:p text:style-name="P4">SERVER5 : <text:span text:style-name="T8">Sale for other</text:span> </text:p>
      <text:p text:style-name="P4"/>
      <text:p text:style-name="P6">SERVER <text:span text:style-name="T6">SETUP</text:span>:</text:p>
      <text:p text:style-name="P7"><text:span text:style-name="T3"><text:s text:c="13"/></text:span></text:p>
      <text:list xml:id="list6255685204349493447" text:style-name="L6">
        <text:list-item>
          <text:p text:style-name="P9"><text:span text:style-name="T3">Mount creation for <text:s/>Load balance</text:span><text:span text:style-name="T4">r</text:span></text:p>
        </text:list-item>
        <text:list-item>
          <text:p text:style-name="P9"><text:span text:style-name="T3">Mount creation for <text:s/></text:span><text:span text:style-name="T4">switch application (node1- Server, node2 -Server)</text:span></text:p>
        </text:list-item>
        <text:list-item>
          <text:p text:style-name="P10"><text:span text:style-name="T2">Rsync on node 1 and node 2 server</text:span></text:p>
        </text:list-item>
        <text:list-item>
          <text:p text:style-name="P10"><text:span text:style-name="T2">Switch Configuration</text:span></text:p>
        </text:list-item>
        <text:list-item>
          <text:p text:style-name="P10"><text:span text:style-name="T2">DB connectivity user</text:span></text:p>
        </text:list-item>
        <text:list-item>
          <text:p text:style-name="P10"><text:span text:style-name="T2">DB configuration </text:span></text:p>
        </text:list-item>
        <text:list-item>
          <text:p text:style-name="P10"><text:span text:style-name="T5">.</text:span><text:span text:style-name="T2">profile (Alias)</text:span></text:p>
        </text:list-item>
        <text:list-item>
          <text:p text:style-name="P10"><text:span text:style-name="T2">Ora file (Db details)</text:span></text:p>
        </text:list-item>
        <text:list-item>
          <text:p text:style-name="P10"><text:span text:style-name="T2">Osite Configuration (port Configuration for acq an issuer <text:s/>detail)</text:span></text:p>
        </text:list-item>
      </text:list>
      <text:p text:style-name="P1"/>
      <text:p text:style-name="P1"/>
      <text:p text:style-name="P1">NOTE:</text:p>
      <text:list xml:id="list2140771496535048470" text:style-name="L4">
        <text:list-item>
          <text:p text:style-name="P8"><text:span text:style-name="T1">Maintenance : Database Server <text:s/>&amp; Switch application server should be maintained in different zone (different WLAN)</text:span></text:p>
        </text:list-item>
        <text:list-item>
          <text:p text:style-name="P3">Switch <text:span text:style-name="T8">should </text:span>support ISO Formats</text:p>
        </text:list-item>
      </text:list>
      <text:p text:style-name="P7"/>
      <text:p text:style-name="P16">BANK REQUIREMENT LIST:</text:p>
      <text:p text:style-name="P11"/>
      <text:p text:style-name="P13"><text:s text:c="6"/><text:span text:style-name="T8">Bank Connectivity </text:span></text:p>
      <text:p text:style-name="P13"><text:s text:c="7"/></text:p>
      <text:p text:style-name="P13"><text:s text:c="30"/>SERVER- Smart Edge <text:s/>CLIENT – Bank</text:p>
      <text:p text:style-name="P11"/>
      <text:list xml:id="list3229311624962135657" text:style-name="L8">
        <text:list-item>
          <text:p text:style-name="P14"><text:span text:style-name="T6">Server allocates <text:s/>the IP and Port to connect into client</text:span></text:p>
        </text:list-item>
        <text:list-item>
          <text:p text:style-name="P12"><text:span text:style-name="T7">White-listing</text:span> : Server IP ,port, Client IP should <text:s/>be whitelisted</text:p>
        </text:list-item>
        <text:list-item>
          <text:p text:style-name="P12">Confirm both side ip's are whitelisted <text:span text:style-name="T8">at Server &amp; Client end</text:span></text:p>
        </text:list-item>
        <text:list-item>
          <text:p text:style-name="P12">Check <text:span text:style-name="T8">port is listen Mode by doing sign on </text:span></text:p>
          <text:p text:style-name="P12"><text:soft-page-break/></text:p>
        </text:list-item>
      </text:list>
      <text:p text:style-name="P11"/>
      <text:p text:style-name="P1"/>
      <text:p text:style-name="P1"><text:span text:style-name="T7">TEST APPLICATION</text:span> </text:p>
      <text:p text:style-name="P1"/>
      <text:p text:style-name="P1"><text:s text:c="9"/>FINSIM Simulator</text:p>
      <text:p text:style-name="P1"><text:s text:c="9"/>JCB Simulator </text:p>
      <text:p text:style-name="P1"><text:s text:c="9"/><text:span text:style-name="T8">BOSS Simulator</text:span></text:p>
      <text:p text:style-name="P1"/>
      <text:p text:style-name="P17">Simulator can act <text:span text:style-name="T9">as </text:span><text:s/>Acq and Iss as per the Requirement </text:p>
      <text:p text:style-name="P17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23:28:52.591138527</meta:creation-date>
    <dc:date>2019-01-09T00:21:43.617900410</dc:date>
    <meta:editing-duration>PT10M10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2" meta:paragraph-count="37" meta:word-count="195" meta:character-count="1272" meta:non-whitespace-character-count="1025"/>
  </office:meta>
</office:document-meta>
</file>